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indent="0mm" style:auto-text-indent="false"/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Liberation Sans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>Frankie and Johnny was sweethearts, O Lord how did they love.<text:line-break/>Swore to be true to each other, true as the stars above.<text:line-break/>He was her man, he wouldn't do her wrong<text:line-break/><text:line-break/>Frankie went down to the corner, just for a bucket of beer.<text:line-break/>She said "Mr. Bartender, has my lovin' Johnny been here?<text:line-break/>He's my man, he wouldn't do me wrong."<text:line-break/><text:line-break/>"I don't want to cause you no trouble, I ain't gonna tell you no lie.<text:line-break/>I saw your lover an hour ago with a girl named Nellie Bly.<text:line-break/>He was your man, but he's doin' you wrong."<text:line-break/><text:line-break/>Frankie looked over the transom, she saw to her surprise:<text:line-break/>There on a cot sat Johnny, makin' love to Nellie Bly.<text:line-break/>"He's my man, and he's doin' me wrong."<text:line-break/><text:line-break/>Frankie drew back her kimona, she took out a little .44.<text:line-break/>Rooty-toot-toot three times she shot right through that hardwood door.<text:line-break/>Shot her man; he was doin' her wrong.<text:line-break/><text:line-break/>"Bring out the rubber-tired buggies, bring out the rubber-tire hack.<text:line-break/>I'm takin' my man to the graveyard, but I ain't gonna bring him back.<text:line-break/>Lord, he was my man, and he done me wrong."<text:line-break/><text:line-break/>"Bring out a thousand policemen, bring 'em around today.<text:line-break/>Then lock me down in the dungeon cell and throw that key away.<text:line-break/>I shot my man, he was doin' me wrong."<text:line-break/><text:line-break/>Frankie said to the warden, "What are they going to do?"<text:line-break/>The warden said to Frankie "It's electric chair for you,<text:line-break/>'Cause you shot your man, he was doin' you wrong."<text:line-break/><text:line-break/>This story has no moral, this story has no end.<text:line-break/>This story just goes to show that there ain't no good in men.<text:line-break/>He was her man, and he done her wro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mm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mm" fo:margin-right="0mm" fo:margin-top="0mm" fo:margin-bottom="0mm" style:contextual-spacing="false" fo:line-height="100%" fo:text-align="start" style:justify-single-word="false" fo:keep-together="auto" fo:orphans="2" fo:widows="2" fo:hyphenation-ladder-count="no-limit" fo:text-indent="0mm" style:auto-text-indent="false" fo:break-before="auto" fo:break-after="auto" fo:background-color="transparent" fo:padding="0mm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imbus Sans1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" style:family="paragraph" style:default-outline-level="">
      <loext:graphic-properties draw:fill="none" draw:fill-color="#ffffff"/>
      <style:paragraph-properties fo:margin-left="0mm" fo:margin-right="0mm" fo:margin-top="0mm" fo:margin-bottom="0mm" style:contextual-spacing="false" fo:line-height="100%" fo:text-align="start" style:justify-single-word="false" fo:keep-together="auto" fo:orphans="2" fo:widows="2" fo:hyphenation-ladder-count="no-limit" fo:text-indent="0mm" style:auto-text-indent="false" fo:break-before="auto" fo:break-after="auto" fo:background-color="transparent" fo:padding="0m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 style:default-outline-level="">
      <loext:graphic-properties draw:fill="none" draw:fill-color="#ffffff"/>
      <style:paragraph-properties fo:margin-left="0mm" fo:margin-right="0mm" fo:margin-top="0mm" fo:margin-bottom="0mm" style:contextual-spacing="false" fo:line-height="100%" fo:text-align="start" style:justify-single-word="false" fo:keep-together="auto" fo:orphans="2" fo:widows="2" fo:hyphenation-ladder-count="no-limit" fo:text-indent="0mm" style:auto-text-indent="false" fo:break-before="auto" fo:break-after="auto" fo:background-color="transparent" fo:padding="0m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BlankLandscape">
      <loext:theme-colors loext:name="BlankLandscape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100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f Laenzlinger</meta:initial-creator>
    <meta:creation-date>2024-03-29T20:23:05.765999405</meta:creation-date>
    <dc:date>2024-03-29T20:26:44.029040852</dc:date>
    <dc:creator>Christof Laenzlinger</dc:creator>
    <meta:editing-duration>PT3M38S</meta:editing-duration>
    <meta:editing-cycles>1</meta:editing-cycles>
    <meta:document-statistic meta:table-count="0" meta:image-count="0" meta:object-count="0" meta:page-count="1" meta:paragraph-count="1" meta:word-count="285" meta:character-count="1470" meta:non-whitespace-character-count="1178"/>
    <meta:generator>LibreOffice/24.2.1.2$Linux_X86_64 LibreOffice_project/420$Build-2</meta:generator>
    <meta:template xlink:type="simple" xlink:actuate="onRequest" xlink:title="Song Portrait" xlink:href="../../../../../../../../.config/libreoffice/4/user/template/Song%20Portrait.ott" meta:date="2024-03-23T17:35:50.918534150"/>
  </office:meta>
</office:document-meta>
</file>